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4150" officeooo:paragraph-rsid="001f4150"/>
    </style:style>
    <style:style style:name="P2" style:family="paragraph" style:parent-style-name="Text_20_body">
      <style:text-properties fo:font-size="10pt" officeooo:rsid="001f4150" officeooo:paragraph-rsid="001f4150" style:font-size-asian="10pt" style:font-size-complex="10pt"/>
    </style:style>
    <style:style style:name="T1" style:family="text">
      <style:text-properties officeooo:rsid="001fde4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Zavilý šakal </text:p>
      <text:p text:style-name="Text_20_body"/>
      <text:p text:style-name="P1">Šakal Šimon je smutný. Neumí písmnenko Š. Dost šišlá a tak jen špitne: "Jmenuju se Simon a jsem sakal." </text:p>
      <text:p text:style-name="P1"/>
      <text:p text:style-name="P1">Kojoti se mu kvůli tomu <text:span text:style-name="T1">posmívají</text:span>. Volají: "Šimone zašišlej Š!" Jsou to zlí lumpové. </text:p>
      <text:p text:style-name="P1"/>
      <text:p text:style-name="P1">Jednou šel Šimon savanou a potkal lva Dana. "Jak mám došišlat," ptá se Šimon. "Šakali jsou zavilí tak si Š stále opakuj," dí Dan. Snad se Š zlepší. Šimon to zkusí. </text:p>
      <text:p text:style-name="P1"/>
      <text:p text:style-name="P1">Šlape si savanou a opakuje: šíp, šnek, šípek, šašek, štípe, šelma, šupina, ... A tu najednou umí Š. </text:p>
      <text:p text:style-name="P1"/>
      <text:p text:style-name="P1">Vyleze na kámen a volá: "Já jsem Ššššššimon. A jsem šššššakal." Kojoti se stydí a mizí v dáli. </text:p>
      <text:p text:style-name="P1"/>
      <text:p text:style-name="P1">A tak šakal Šimon došišlal. </text:p>
      <text:p text:style-name="P1"/>
      <text:p text:style-name="P2">(Zavile = tvrdošíjně, zatvrzele, zarputile, zapřísáhle, zarytě, urputně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8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8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3T14:09:54.959414512</meta:creation-date>
    <meta:editing-duration>P0D</meta:editing-duration>
    <meta:editing-cycles>3</meta:editing-cycles>
    <meta:generator>LibreOffice/4.2.8.2$Linux_X86_64 LibreOffice_project/420m0$Build-2</meta:generator>
    <dc:date>2016-02-17T22:03:00.135821529</dc:date>
    <meta:document-statistic meta:table-count="0" meta:image-count="0" meta:object-count="0" meta:page-count="1" meta:paragraph-count="8" meta:word-count="115" meta:character-count="661" meta:non-whitespace-character-count="547"/>
  </office:meta>
</office:document-meta>
</file>